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NodeInstanceDto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NodeInstanceDt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NodeInstanceDto.setStatus( Integer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NodeInstanceDt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Test_for_huanxige.test_for_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cessNodeInstanceDt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NodeInstanceDto.get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NodeInstanceDto.setProcessInsId( Long processIn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NodeInstanceDto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NodeInstanceDto.setDisplayName( String displa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NodeInstanceDto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NodeInstanceDto.setTail( Boolean 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NodeInstanceDto.get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NodeInstanceDto.setSuccess( Boolean su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NodeInstanceDto.getProcessIn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NodeInstanceDt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NodeInstanceDto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